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25-04-07 23:25:36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20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8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7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10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8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7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6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0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2000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9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8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8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7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7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6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6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90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89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8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8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86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8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8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8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8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8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80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79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78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77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76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75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7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7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7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7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70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8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8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7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7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6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6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6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6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6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6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6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6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6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944096292301</text:p>
          </table:table-cell>
          <table:table-cell office:value-type="string" calcext:value-type="string">
            <text:p>22N 8E 35DC</text:p>
          </table:table-cell>
          <table:table-cell office:value-type="string" calcext:value-type="string">
            <text:p>196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44" meta:object-count="0"/>
    <meta:user-defined meta:name="AppVersion">3.0</meta:user-defined>
  </office:meta>
</office:document-meta>
</file>